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T1" style:family="text">
      <style:text-properties fo:color="#0b0080" fo:font-family="sans-serif, Arial" style:font-family-generic="swiss" fo:font-size="9.5pt" fo:language="en" fo:country="US" style:language-asian="en" style:country-asian="US" style:font-family-complex="sans-serif, Arial" style:font-family-generic-complex="swiss" style:font-size-complex="5.4000000953674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4.098cm" svg:height="1.979cm" svg:x="7.047cm" svg:y="10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Ndc 0019-9895-15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6M13S</meta:editing-duration>
    <meta:editing-cycles>4</meta:editing-cycles>
    <meta:generator>OpenOffice.org/3.3$Win32 OpenOffice.org_project/330m20$Build-9567</meta:generator>
    <dc:date>2013-05-10T11:22:06.34</dc:date>
    <meta:document-statistic meta:object-count="24"/>
  </office:meta>
</office:document-meta>
</file>